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draw:layer="layout" svg:width="2.3cm" svg:height="5.4cm" svg:x="0.2cm" svg:y="2.6cm">
          <text:p text:style-name="P1"><text:span text:style-name="T1">R</text:span></text:p>
          <text:p text:style-name="P1"><text:span text:style-name="T1">A</text:span></text:p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5.5cm" svg:x="4.4cm" svg:y="2.6cm">
          <text:p text:style-name="P1"><text:span text:style-name="T1">G</text:span></text:p>
          <text:p text:style-name="P1"><text:span text:style-name="T1">l</text:span></text:p>
          <text:p text:style-name="P1"><text:span text:style-name="T1">o</text:span></text:p>
          <text:p text:style-name="P1"><text:span text:style-name="T1">b</text:span></text:p>
          <text:p text:style-name="P1"><text:span text:style-name="T1">a</text:span></text:p>
          <text:p text:style-name="P1"><text:span text:style-name="T1">a</text:span></text:p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5.2cm" svg:x2="4.4cm" svg:y2="5.2cm">
          <text:p/>
        </draw:line>
        <draw:custom-shape draw:style-name="gr1" draw:text-style-name="P2" draw:layer="layout" svg:width="4.5cm" svg:height="2cm" svg:x="8.6cm" svg:y="2.6cm">
          <text:p text:style-name="P1"><text:span text:style-name="T1">Priva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8.6cm" svg:y="6.1cm">
          <text:p text:style-name="P1"><text:span text:style-name="T1">Loka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cm" svg:y1="4.6cm" svg:x2="10.8cm" svg:y2="6.1cm">
          <text:p/>
        </draw:line>
        <draw:line draw:style-name="gr2" draw:text-style-name="P1" draw:layer="layout" svg:x1="8.6cm" svg:y1="3.6cm" svg:x2="6.7cm" svg:y2="3.6cm">
          <text:p/>
        </draw:line>
        <draw:line draw:style-name="gr2" draw:text-style-name="P1" draw:layer="layout" svg:x1="8.6cm" svg:y1="7.1cm" svg:x2="6.7cm" svg:y2="7.1cm">
          <text:p/>
        </draw:line>
        <draw:custom-shape draw:style-name="gr3" draw:text-style-name="P1" draw:layer="layout" svg:width="10.4cm" svg:height="8.5cm" svg:x="3.3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6.9cm" svg:x="8.3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84cm" svg:height="0.878cm" svg:x="9.6cm" svg:y="1.522cm">
          <draw:text-box>
            <text:p><text:span text:style-name="T2">Compute-unit</text:span></text:p>
          </draw:text-box>
        </draw:frame>
        <draw:frame draw:style-name="gr4" draw:text-style-name="P3" draw:layer="layout" svg:width="2.788cm" svg:height="0.878cm" svg:x="10.6cm" svg:y="0.222cm">
          <draw:text-box>
            <text:p><text:span text:style-name="T2">Appara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an Wendelen</meta:initial-creator>
    <meta:creation-date>2014-08-16T15:51:58</meta:creation-date>
    <dc:date>2014-08-20T19:50:42</dc:date>
    <dc:creator>Daan Wendelen</dc:creator>
    <meta:editing-duration>PT2H3M27S</meta:editing-duration>
    <meta:editing-cycles>2</meta:editing-cycles>
    <meta:generator>LibreOffice/3.5$Linux_X86_64 LibreOffice_project/350m1$Build-2</meta:generator>
    <meta:document-statistic meta:object-count="12"/>
  </office:meta>
</office:document-meta>
</file>